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AAAAA+CourierNewPSMT" svg:font-family="BAAAAA+CourierNewPSMT"/>
    <style:font-face style:name="DejaVu Sans Mono" svg:font-family="'DejaVu Sans Mono'" style:font-family-generic="modern" style:font-pitch="fixed"/>
    <style:font-face style:name="LMTypewriter10" svg:font-family="LMTypewriter10" style:font-adornments="Ligh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 style:text-autospace="none"/>
      <style:text-properties style:font-name="BAAAAA+CourierNewPSMT" fo:font-size="8.5pt" style:font-name-asian="BAAAAA+CourierNewPSMT" style:font-size-asian="8.5pt" style:font-name-complex="BAAAAA+CourierNewPSMT" style:font-size-complex="8.5pt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style:text-autospace="none"/>
      <style:text-properties style:font-name="BAAAAA+CourierNewPSMT" fo:font-size="8.5pt" style:font-name-asian="BAAAAA+CourierNewPSMT" style:font-size-asian="8.5pt" style:font-name-complex="BAAAAA+CourierNewPSMT" style:font-size-complex="8.5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weave">
      <style:text-properties fo:font-size="10pt" style:font-size-asian="10pt" style:font-size-complex="10pt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Dataset Summary</text:h>
      <text:h text:style-name="P10" text:outline-level="1">\Sexpr{crs$dataname}</text:h>
      <text:p text:style-name="Standard"/>
      <text:p text:style-name="P3">Rattle Report </text:p>
      <text:p text:style-name="P4">\Sexpr{format(Sys.time(), "%A, %e %B %Y, %H:%M:%S")}</text:p>
      <text:h text:style-name="Heading_20_2" text:outline-level="2">Preface</text:h>
      <text:p text:style-name="P1">This document is a sample of what can be done with odfWeave, the R package that helps support the idea that all work should be easily repeatable (also known as literate programming). The idea is that we include both the R code and the output in the one document and to leave it to R to run the R code and ensure the results are included in the document. This way, we should be able to repeat the generation of the report easily.</text:p>
      <text:p text:style-name="P1">This current document will head towards being a dataset summary. </text:p>
      <text:h text:style-name="Heading_20_2" text:outline-level="2">Overview</text:h>
      <text:p text:style-name="P1">The dataset, <text:span text:style-name="T1">\Sexpr{crs$dataname}</text:span>, has \Sexpr{nrow(crs$dataset)} rows and \Sexpr{ncol(crs$dataset)} columns.</text:p>
      <text:p text:style-name="P1">The \Sexpr{ncol(crs$dataset)} variables in this dataset are:</text:p>
      <text:p text:style-name="Sweave">&lt;&lt;dataTable, results=xml&gt;&gt;=</text:p>
      <text:p text:style-name="Sweave">odfItemize(names(crs$dataset))</text:p>
      <text:p text:style-name="Sweave">@</text:p>
      <text:h text:style-name="Heading_20_2" text:outline-level="2"/>
      <text:h text:style-name="P11" text:outline-level="2">Numeric Variable Summaries</text:h>
      <text:h text:style-name="Heading_20_3" text:outline-level="3">Basic Statistics</text:h>
      <text:p text:style-name="P7">&lt;&lt;label=summary2, results=xml, echo=FALSE&gt;&gt;=</text:p>
      <text:p text:style-name="P7">odfTable(data.frame(</text:p>
      <text:p text:style-name="P7">N=sapply(crs$dataset[,rattle:::getNumericVariables("indicies")], length),</text:p>
      <text:p text:style-name="P7">Miss=sapply(crs$dataset[,rattle:::getNumericVariables("indicies")], function(x) sum(is.na(x))),</text:p>
      <text:p text:style-name="P7">Uniq=sapply(crs$dataset[,rattle:::getNumericVariables("indicies")], function(x) length(unique(x))),</text:p>
      <text:p text:style-name="P7">Min=sapply(crs$dataset[,rattle:::getNumericVariables("indicies")], min),</text:p>
      <text:p text:style-name="P7">Median=sapply(crs$dataset[,rattle:::getNumericVariables("indicies")], median),</text:p>
      <text:p text:style-name="P7">Mean=sapply(crs$dataset[,rattle:::getNumericVariables("indicies")], mean),</text:p>
      <text:p text:style-name="P7">Max=sapply(crs$dataset[,rattle:::getNumericVariables("indicies")], max)))</text:p>
      <text:p text:style-name="P7">@</text:p>
      <text:p text:style-name="Sweave"/>
      <text:h text:style-name="Heading_20_3" text:outline-level="3">Percentile Distribution</text:h>
      <text:p text:style-name="P7">&lt;&lt;label=summary3, results=xml, echo=FALSE&gt;&gt;=</text:p>
      <text:p text:style-name="P7">require(Hmisc, quietly=TRUE)</text:p>
      <text:p text:style-name="P7">odfTable(t(sapply(describe(crs$dataset[,rattle:::getNumericVariables("indicies")]),</text:p>
      <text:p text:style-name="P7"><text:s text:c="18"/>function(x) x$counts))[,5:11])</text:p>
      <text:p text:style-name="P7">@</text:p>
      <text:p text:style-name="Sweave"/>
      <text:h text:style-name="Heading_20_3" text:outline-level="3"/>
      <text:h text:style-name="P12" text:outline-level="3">Numeric Variable 1: \Sexpr{names(crs$dataset[rattle:::getNumericVariables(“indicies”)[1]])}</text:h>
      <text:p text:style-name="Text_20_body">A sample density plot of the first numeric variable.</text:p>
      <text:p text:style-name="Sweave">&lt;&lt;label=densityPlot1, fig=TRUE, echo=FALSE&gt;&gt;= </text:p>
      <text:p text:style-name="Sweave">require(lattice, <text:s/>quietly=TRUE)</text:p>
      <text:p text:style-name="Sweave">print(densityplot(crs$dataset[[rattle:::getNumericVariables(“indicies”)[1]]],</text:p>
      <text:p text:style-name="Sweave"><text:s text:c="18"/>xlab=names(crs$dataset[rattle:::getNumericVariables(“indicies”)[1]])))</text:p>
      <text:p text:style-name="Sweave">@</text:p>
      <text:h text:style-name="P11" text:outline-level="2">Categoric Variable Summaries</text:h>
      <text:h text:style-name="Heading_20_3" text:outline-level="3">Categoric Variable 1: \Sexpr{names(crs$dataset[rattle:::getCategoricVariables(“names”)[1]])}</text:h>
      <text:p text:style-name="Text_20_body">A sample histogram of the first categoric variable.</text:p>
      <text:p text:style-name="Sweave">&lt;&lt;label=plot2, fig=TRUE, echo=FALSE&gt;&gt;= </text:p>
      <text:p text:style-name="Sweave">require(lattice, <text:s/>quietly=TRUE)</text:p>
      <text:p text:style-name="Sweave">print(histogram(crs$dataset[[rattle:::getCategoricVariables(“names”)[1]]],</text:p>
      <text:p text:style-name="Sweave"><text:s text:c="16"/>xlab=names(crs$dataset[rattle:::getCategoricVariables(“names”)[1]]),</text:p>
      <text:p text:style-name="Sweave"><text:s text:c="16"/>scales=list(x=list(rot=45))))</text:p>
      <text:p text:style-name="Sweave">@</text:p>
      <text:p text:style-name="Text_20_body"/>
      <text:h text:style-name="P11" text:outline-level="2">Appendix</text:h>
      <text:p text:style-name="P5"/>
      <text:p text:style-name="P6">The reports under way include:</text:p>
      <text:p text:style-name="P6"/>
      <text:list xml:id="list1958656807" text:style-name="L1">
        <text:list-item>
          <text:p text:style-name="P8">Dataset Summary</text:p>
        </text:list-item>
        <text:list-item>
          <text:p text:style-name="P8">Transformation Summary</text:p>
        </text:list-item>
        <text:list-item>
          <text:p text:style-name="P8">Cluster Summary</text:p>
        </text:list-item>
        <text:list-item>
          <text:p text:style-name="P8">Association Rule Summary</text:p>
        </text:list-item>
        <text:list-item>
          <text:p text:style-name="P8">Model Summary</text:p>
          <text:p text:style-name="P8">This will produce a summary of the currently selected model option.</text:p>
          <text:list>
            <text:list-item>
              <text:p text:style-name="P9">Tree</text:p>
            </text:list-item>
            <text:list-item>
              <text:p text:style-name="P9">Boost</text:p>
            </text:list-item>
            <text:list-item>
              <text:p text:style-name="P9">Forest</text:p>
            </text:list-item>
            <text:list-item>
              <text:p text:style-name="P9">SVM</text:p>
            </text:list-item>
            <text:list-item>
              <text:p text:style-name="P9">Regression</text:p>
            </text:list-item>
            <text:list-item>
              <text:p text:style-name="P9">Neural Net</text:p>
            </text:list-item>
          </text:list>
        </text:list-item>
        <text:list-item>
          <text:p text:style-name="P9">Evaluate</text:p>
        </text:list-item>
        <text:list-item>
          <text:p text:style-name="P9">Log</text:p>
          <text:p text:style-name="P9">This will export the R code into a report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CourierNewPSMT" svg:font-family="BAAAAA+CourierNewPSMT"/>
    <style:font-face style:name="DejaVu Sans Mono" svg:font-family="'DejaVu Sans Mono'" style:font-family-generic="modern" style:font-pitch="fixed"/>
    <style:font-face style:name="LMTypewriter10" svg:font-family="LMTypewriter10" style:font-adornments="Ligh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weave" style:family="paragraph" style:parent-style-name="Text_20_body" style:class="text" style:master-page-name="">
      <style:paragraph-properties fo:margin-top="0cm" fo:margin-bottom="0cm" fo:line-height="0.55cm" fo:text-align="start" style:justify-single-word="false" style:page-number="auto"/>
      <style:text-properties style:font-name="LMTypewriter10" fo:font-size="10pt" fo:font-weight="250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Graham Williams</meta:initial-creator>
    <meta:creation-date>2008-08-03T07:17:26</meta:creation-date>
    <dc:creator>Graham Williams</dc:creator>
    <dc:date>2009-03-21T07:13:57</dc:date>
    <meta:editing-cycles>70</meta:editing-cycles>
    <meta:editing-duration>PT10H13M51S</meta:editing-duration>
    <meta:document-statistic meta:table-count="0" meta:image-count="0" meta:object-count="0" meta:page-count="5" meta:paragraph-count="64" meta:word-count="267" meta:character-count="2875"/>
    <meta:user-defined meta:name="Info 1"/>
    <meta:user-defined meta:name="Info 2"/>
    <meta:user-defined meta:name="Info 3"/>
    <meta:user-defined meta:name="Info 4"/>
  </office:meta>
</office:document-meta>
</file>